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 Code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Python Type</text:p>
          </table:table-cell>
          <table:table-cell office:value-type="string" calcext:value-type="string">
            <text:p>min size (bytes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y-UNICODE</text:p>
          </table:table-cell>
          <table:table-cell office:value-type="string" calcext:value-type="string">
            <text:p>unicode charac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n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igned 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igned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igned long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nsigned long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IN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9:22:30.078946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2:13:46.076768299</meta:creation-date>
    <dc:date>2024-05-14T13:32:51.300473894</dc:date>
    <meta:editing-duration>PT4H9M34S</meta:editing-duration>
    <meta:editing-cycles>4</meta:editing-cycles>
    <meta:generator>LibreOffice/24.2.3.2$Linux_X86_64 LibreOffice_project/420$Build-2</meta:generator>
    <meta:document-statistic meta:table-count="1" meta:cell-count="56" meta:object-count="0"/>
  </office:meta>
</office:document-meta>
</file>